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7.00pt" fo:font-weight="normal" fo:font-family="CMBX12" style:font-family-asian="CMBX12" style:font-family-complex="CMBX12"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4.50pt" fo:font-weight="normal" fo:font-family="CMBX12" style:font-family-asian="CMBX12" style:font-family-complex="CMBX12"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0.00pt" fo:font-weight="bold" style:text-underline-mode="continuous" style:text-underline-type="single" style:text-underline-style="solid" style:text-underline-width="normal" fo:font-family="CMR10" style:font-family-asian="CMR10" style:font-family-complex="CMR10" fo:background-color="transparent" style:use-window-font-color="true"/>
    </style:style>
    <style:style style:name="T6" style:family="text">
      <style:text-properties fo:font-size="10.00pt" fo:font-weight="normal" fo:font-family="CMR10" style:font-family-asian="CMR10" style:font-family-complex="CMR10"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4.50pt" fo:font-weight="normal" fo:font-family="CMBX12" style:font-family-asian="CMBX12" style:font-family-complex="CMBX12"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0.00pt" fo:font-weight="bold" style:text-underline-mode="continuous" style:text-underline-type="single" style:text-underline-style="solid" style:text-underline-width="normal" fo:font-family="CMR10" style:font-family-asian="CMR10" style:font-family-complex="CMR10" fo:background-color="transparent" style:use-window-font-color="true"/>
    </style:style>
    <style:style style:name="T21" style:family="text">
      <style:text-properties fo:font-size="10.00pt" fo:font-weight="bold" fo:font-family="CMR10" style:font-family-asian="CMR10" style:font-family-complex="CMR10" fo:background-color="transparent" style:use-window-font-color="true"/>
    </style:style>
    <style:style style:name="T22" style:family="text">
      <style:text-properties fo:font-size="10.00pt" fo:font-weight="bold" style:text-underline-mode="continuous" style:text-underline-type="single" style:text-underline-style="solid" style:text-underline-width="normal" fo:font-family="CMR10" style:font-family-asian="CMR10" style:font-family-complex="CMR10" fo:background-color="transparent" style:use-window-font-color="true"/>
    </style:style>
    <style:style style:name="T23" style:family="text">
      <style:text-properties fo:font-size="10.00pt" fo:font-weight="bold" fo:font-family="CMR10" style:font-family-asian="CMR10" style:font-family-complex="CMR10" fo:background-color="transparent" style:use-window-font-color="true"/>
    </style:style>
    <style:style style:name="T24" style:family="text">
      <style:text-properties fo:font-size="10.00pt" fo:font-weight="bold" style:text-underline-mode="continuous" style:text-underline-type="single" style:text-underline-style="solid" style:text-underline-width="normal" fo:font-family="CMR10" style:font-family-asian="CMR10" style:font-family-complex="CMR10" fo:background-color="transparent" style:use-window-font-color="true"/>
    </style:style>
    <style:style style:name="T25" style:family="text">
      <style:text-properties fo:font-size="10.00pt" fo:font-weight="bold" fo:font-family="CMR10" style:font-family-asian="CMR10" style:font-family-complex="CMR10" fo:background-color="transparent" style:use-window-font-color="true"/>
    </style:style>
    <style:style style:name="T26" style:family="text">
      <style:text-properties fo:font-size="10.00pt" fo:font-weight="bold" style:text-underline-mode="continuous" style:text-underline-type="single" style:text-underline-style="solid" style:text-underline-width="normal" fo:font-family="CMR10" style:font-family-asian="CMR10" style:font-family-complex="CMR10"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0.00pt" fo:font-weight="normal" fo:font-family="CMR10" style:font-family-asian="CMR10" style:font-family-complex="CMR10" fo:background-color="transparent" style:use-window-font-color="true"/>
    </style:style>
    <style:style style:name="T29" style:family="text">
      <style:text-properties fo:font-size="10.00pt" fo:font-weight="normal" fo:font-family="NimbusMonL-Regu" style:font-family-asian="NimbusMonL-Regu" style:font-family-complex="NimbusMonL-Regu" fo:background-color="transparent" style:use-window-font-color="true"/>
    </style:style>
    <style:style style:name="T30" style:family="text">
      <style:text-properties fo:font-size="10.00pt" fo:font-weight="normal" fo:font-family="CMR10" style:font-family-asian="CMR10" style:font-family-complex="CMR10" fo:background-color="transparent" style:use-window-font-color="true"/>
    </style:style>
    <style:style style:name="T31" style:family="text">
      <style:text-properties fo:font-size="10.00pt" fo:font-weight="normal" fo:font-family="NimbusMonL-Regu" style:font-family-asian="NimbusMonL-Regu" style:font-family-complex="NimbusMonL-Regu" fo:background-color="transparent" style:use-window-font-color="true"/>
    </style:style>
    <style:style style:name="T32" style:family="text">
      <style:text-properties fo:font-size="10.00pt" fo:font-weight="normal" fo:font-family="CMR10" style:font-family-asian="CMR10" style:font-family-complex="CMR10" fo:background-color="transparent" style:use-window-font-color="true"/>
    </style:style>
    <style:style style:name="T33" style:family="text">
      <style:text-properties fo:font-size="10.00pt" fo:font-weight="normal" fo:font-family="NimbusMonL-Regu" style:font-family-asian="NimbusMonL-Regu" style:font-family-complex="NimbusMonL-Regu" fo:background-color="transparent" style:use-window-font-color="true"/>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0.00pt" fo:font-weight="normal" fo:font-family="CMR10" style:font-family-asian="CMR10" style:font-family-complex="CMR10" fo:background-color="transparent" style:use-window-font-color="true"/>
    </style:style>
    <style:style style:name="T36" style:family="text">
      <style:text-properties fo:font-size="10.00pt" fo:font-weight="normal" fo:font-family="NimbusMonL-Regu" style:font-family-asian="NimbusMonL-Regu" style:font-family-complex="NimbusMonL-Regu" fo:background-color="transparent" style:use-window-font-color="true"/>
    </style:style>
    <style:style style:name="T37" style:family="text">
      <style:text-properties fo:font-size="10.00pt" fo:font-weight="normal" fo:font-family="CMR10" style:font-family-asian="CMR10" style:font-family-complex="CMR10" fo:background-color="transparent" style:use-window-font-color="true"/>
    </style:style>
    <style:style style:name="T38" style:family="text">
      <style:text-properties fo:font-size="10.00pt" fo:font-weight="normal" fo:font-family="NimbusMonL-Regu" style:font-family-asian="NimbusMonL-Regu" style:font-family-complex="NimbusMonL-Regu" fo:background-color="transparent" style:use-window-font-color="true"/>
    </style:style>
    <style:style style:name="T39" style:family="text">
      <style:text-properties fo:font-size="10.00pt" fo:font-weight="normal" fo:font-family="CMR10" style:font-family-asian="CMR10" style:font-family-complex="CMR10" fo:background-color="transparent" style:use-window-font-color="true"/>
    </style:style>
    <style:style style:name="T40" style:family="text">
      <style:text-properties fo:font-size="10.00pt" fo:font-weight="normal" fo:font-family="NimbusMonL-Regu" style:font-family-asian="NimbusMonL-Regu" style:font-family-complex="NimbusMonL-Regu" fo:background-color="transparent" style:use-window-font-color="true"/>
    </style:style>
    <style:style style:name="T41" style:family="text">
      <style:text-properties fo:font-size="10.00pt" fo:font-weight="normal" fo:font-family="CMR10" style:font-family-asian="CMR10" style:font-family-complex="CMR10" fo:background-color="transparent" style:use-window-font-color="true"/>
    </style:style>
    <style:style style:name="T42" style:family="text">
      <style:text-properties fo:font-size="10.00pt" fo:font-weight="normal" fo:font-family="NimbusMonL-Regu" style:font-family-asian="NimbusMonL-Regu" style:font-family-complex="NimbusMonL-Regu" fo:background-color="transparent" style:use-window-font-color="true"/>
    </style:style>
    <style:style style:name="T43" style:family="text">
      <style:text-properties fo:font-size="10.00pt" fo:font-weight="normal" fo:font-family="CMR10" style:font-family-asian="CMR10" style:font-family-complex="CMR10" fo:background-color="transparent" style:use-window-font-color="true"/>
    </style:style>
    <style:style style:name="T44" style:family="text">
      <style:text-properties fo:font-size="10.00pt" fo:font-weight="normal" fo:font-family="NimbusMonL-Regu" style:font-family-asian="NimbusMonL-Regu" style:font-family-complex="NimbusMonL-Regu" fo:background-color="transparent" style:use-window-font-color="true"/>
    </style:style>
    <style:style style:name="T45" style:family="text">
      <style:text-properties fo:font-size="10.00pt" fo:font-weight="normal" fo:font-family="CMR10" style:font-family-asian="CMR10" style:font-family-complex="CMR10"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0.00pt" fo:font-weight="normal" fo:font-family="NimbusMonL-Regu" style:font-family-asian="NimbusMonL-Regu" style:font-family-complex="NimbusMonL-Regu" fo:background-color="transparent" style:use-window-font-color="true"/>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0.00pt" fo:font-weight="normal" fo:font-family="NimbusMonL-Regu" style:font-family-asian="NimbusMonL-Regu" style:font-family-complex="NimbusMonL-Regu"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1.00pt" fo:font-weight="normal" fo:font-family="Calibri" style:font-family-asian="Calibri" style:font-family-complex="Calibri"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1.00pt" fo:font-weight="normal" fo:font-family="Calibri" style:font-family-asian="Calibri" style:font-family-complex="Calibri" fo:background-color="transparent" style:use-window-font-color="true"/>
    </style:style>
    <style:style style:name="T54" style:family="text">
      <style:text-properties fo:font-size="10.00pt" fo:font-weight="normal" fo:font-family="Arial" style:font-family-asian="Arial" style:font-family-complex="Arial" fo:background-color="transparent" style:use-window-font-color="true"/>
    </style:style>
    <style:style style:name="T55" style:family="text">
      <style:text-properties fo:font-size="10.00pt" fo:font-weight="normal" fo:font-family="Arial" style:font-family-asian="Arial" style:font-family-complex="Arial" fo:background-color="transparent" style:use-window-font-color="true"/>
    </style:style>
    <style:style style:name="T56" style:family="text">
      <style:text-properties fo:font-size="10.00pt" fo:font-weight="normal" fo:font-family="Arial" style:font-family-asian="Arial" style:font-family-complex="Arial" fo:background-color="transparent" style:use-window-font-color="true"/>
    </style:style>
    <style:style style:name="T57" style:family="text">
      <style:text-properties fo:font-size="10.00pt" fo:font-weight="normal" fo:font-family="Arial" style:font-family-asian="Arial" style:font-family-complex="Arial" fo:background-color="transparent" style:use-window-font-color="true"/>
    </style:style>
    <style:style style:name="T58" style:family="text">
      <style:text-properties fo:font-size="10.00pt" fo:font-weight="normal" fo:font-family="Arial" style:font-family-asian="Arial" style:font-family-complex="Arial" fo:background-color="transparent" style:use-window-font-color="true"/>
    </style:style>
    <style:style style:name="T59" style:family="text">
      <style:text-properties fo:font-size="10.00pt" fo:font-weight="normal" fo:font-family="Arial" style:font-family-asian="Arial" style:font-family-complex="Arial" fo:background-color="transparent" style:use-window-font-color="true"/>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1.00pt" fo:font-weight="normal" fo:font-family="Calibri" style:font-family-asian="Calibri" style:font-family-complex="Calibri" fo:background-color="transparent" style:use-window-font-color="true"/>
    </style:style>
    <style:style style:name="T62" style:family="text">
      <style:text-properties fo:font-size="10.00pt" fo:font-weight="normal" fo:font-family="Arial" style:font-family-asian="Arial" style:font-family-complex="Arial" fo:background-color="transparent" style:use-window-font-color="true"/>
    </style:style>
    <style:style style:name="T63" style:family="text">
      <style:text-properties fo:font-size="10.00pt" fo:font-weight="normal" fo:font-family="Arial" style:font-family-asian="Arial" style:font-family-complex="Arial" fo:background-color="transparent" style:use-window-font-color="true"/>
    </style:style>
    <style:style style:name="T64" style:family="text">
      <style:text-properties fo:font-size="10.00pt" fo:font-weight="normal" fo:font-family="Arial" style:font-family-asian="Arial" style:font-family-complex="Arial" fo:background-color="transparent" style:use-window-font-color="true"/>
    </style:style>
    <style:style style:name="T65" style:family="text">
      <style:text-properties fo:font-size="10.00pt" fo:font-weight="normal" fo:font-family="Arial" style:font-family-asian="Arial" style:font-family-complex="Arial" fo:background-color="transparent" style:use-window-font-color="true"/>
    </style:style>
    <style:style style:name="T66" style:family="text">
      <style:text-properties fo:font-size="10.00pt" fo:font-weight="normal" fo:font-family="Arial" style:font-family-asian="Arial" style:font-family-complex="Arial" fo:background-color="transparent" style:use-window-font-color="true"/>
    </style:style>
    <style:style style:name="T67" style:family="text">
      <style:text-properties fo:font-size="10.00pt" fo:font-weight="normal" fo:font-family="Arial" style:font-family-asian="Arial" style:font-family-complex="Arial" fo:background-color="transparent" style:use-window-font-color="true"/>
    </style:style>
    <style:style style:name="T68" style:family="text">
      <style:text-properties fo:font-size="11.00pt" fo:font-weight="normal" fo:font-family="Calibri" style:font-family-asian="Calibri" style:font-family-complex="Calibri" fo:background-color="transparent" style:use-window-font-color="true"/>
    </style:style>
    <style:style style:name="T69" style:family="text">
      <style:text-properties fo:font-size="11.00pt" fo:font-weight="normal" fo:font-family="Calibri" style:font-family-asian="Calibri" style:font-family-complex="Calibri" fo:background-color="transparent" style:use-window-font-color="true"/>
    </style:style>
    <style:style style:name="T70" style:family="text">
      <style:text-properties fo:font-size="10.00pt" fo:font-weight="normal" fo:font-family="Arial" style:font-family-asian="Arial" style:font-family-complex="Arial" fo:background-color="transparent" style:use-window-font-color="true"/>
    </style:style>
    <style:style style:name="T71" style:family="text">
      <style:text-properties fo:font-size="10.00pt" fo:font-weight="normal" fo:font-family="Arial" style:font-family-asian="Arial" style:font-family-complex="Arial" fo:background-color="transparent" style:use-window-font-color="true"/>
    </style:style>
    <style:style style:name="T72" style:family="text">
      <style:text-properties fo:font-size="10.00pt" fo:font-weight="normal" fo:font-family="Arial" style:font-family-asian="Arial" style:font-family-complex="Arial" fo:background-color="transparent" style:use-window-font-color="true"/>
    </style:style>
    <style:style style:name="T73" style:family="text">
      <style:text-properties fo:font-size="10.00pt" fo:font-weight="normal" fo:font-family="Arial" style:font-family-asian="Arial" style:font-family-complex="Arial" fo:background-color="transparent" style:use-window-font-color="true"/>
    </style:style>
    <style:style style:name="T74" style:family="text">
      <style:text-properties fo:font-size="10.00pt" fo:font-weight="normal" fo:font-family="Arial" style:font-family-asian="Arial" style:font-family-complex="Arial" fo:background-color="transparent" style:use-window-font-color="true"/>
    </style:style>
    <style:style style:name="T75" style:family="text">
      <style:text-properties fo:font-size="10.00pt" fo:font-weight="normal" fo:font-family="Arial" style:font-family-asian="Arial" style:font-family-complex="Arial" fo:background-color="transparent" style:use-window-font-color="true"/>
    </style:style>
    <style:style style:name="T76" style:family="text">
      <style:text-properties fo:font-size="11.00pt" fo:font-weight="normal" fo:font-family="Calibri" style:font-family-asian="Calibri" style:font-family-complex="Calibri" fo:background-color="transparent" style:use-window-font-color="true"/>
    </style:style>
    <style:style style:name="T77" style:family="text">
      <style:text-properties fo:font-size="11.00pt" fo:font-weight="normal" fo:font-family="Calibri" style:font-family-asian="Calibri" style:font-family-complex="Calibri" fo:background-color="transparent" style:use-window-font-color="true"/>
    </style:style>
    <style:style style:name="T78" style:family="text">
      <style:text-properties fo:font-size="10.00pt" fo:font-weight="normal" fo:font-family="Arial" style:font-family-asian="Arial" style:font-family-complex="Arial" fo:background-color="transparent" style:use-window-font-color="true"/>
    </style:style>
    <style:style style:name="T79" style:family="text">
      <style:text-properties fo:font-size="10.00pt" fo:font-weight="normal" fo:font-family="Arial" style:font-family-asian="Arial" style:font-family-complex="Arial" fo:background-color="transparent" style:use-window-font-color="true"/>
    </style:style>
    <style:style style:name="T80" style:family="text">
      <style:text-properties fo:font-size="10.00pt" fo:font-weight="normal" fo:font-family="Arial" style:font-family-asian="Arial" style:font-family-complex="Arial" fo:background-color="transparent" style:use-window-font-color="true"/>
    </style:style>
    <style:style style:name="T81" style:family="text">
      <style:text-properties fo:font-size="10.00pt" fo:font-weight="normal" fo:font-family="Arial" style:font-family-asian="Arial" style:font-family-complex="Arial" fo:background-color="transparent" style:use-window-font-color="true"/>
    </style:style>
    <style:style style:name="T82" style:family="text">
      <style:text-properties fo:font-size="10.00pt" fo:font-weight="normal" fo:font-family="Arial" style:font-family-asian="Arial" style:font-family-complex="Arial" fo:background-color="transparent" style:use-window-font-color="true"/>
    </style:style>
    <style:style style:name="T83" style:family="text">
      <style:text-properties fo:font-size="10.00pt" fo:font-weight="normal" fo:font-family="Arial" style:font-family-asian="Arial" style:font-family-complex="Arial" fo:background-color="transparent" style:use-window-font-color="true"/>
    </style:style>
    <style:style style:name="T84"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center"/>
    </style:style>
    <style:style style:name="P2" style:family="paragraph">
      <style:paragraph-properties fo:line-height="100.00%" fo:text-align="left"/>
    </style:style>
  </office:automatic-styles>
  <office:body>
    <office:text>
      <text:p text:style-name="P1"><text:span text:style-name="T1">CS 224n Assignment #3: Dependency Parsing</text:span></text:p>
      <text:p text:style-name="P1"><text:span text:style-name="T2"/></text:p>
      <text:p text:style-name="P1"><text:span text:style-name="T2">Name: Moustafa Ibrahim Tohamy</text:span></text:p>
      <text:p text:style-name="P1"><text:span text:style-name="T2">ID: 3851</text:span></text:p>
      <text:p text:style-name="P2"><text:span text:style-name="T2"/></text:p>
      <text:p text:style-name="P2"><text:span text:style-name="T2"/></text:p>
      <text:p text:style-name="P2"><text:span text:style-name="T2"/></text:p>
      <text:p text:style-name="P2"><text:span text:style-name="T3">1. Machine Learning &amp; Neural Networks</text:span></text:p>
      <text:p text:style-name="P2"><text:span text:style-name="T4"/></text:p>
      <text:p text:style-name="P2"><text:span text:style-name="T5">(a) </text:span></text:p>
      <text:p text:style-name="P2"><text:span text:style-name="T6">(i) Momentum simply means that some fraction of the previous update is added to the current update, so that repeated updates in a particular direction compound; we build up momentum, moving faster and faster in that direction. We'd build up momentum in the direction of the minimum, since all updates have a component in that direction. So momentum would help to damp the oscillations in those directions. (Gain faster convergence and reduced oscillation).</text:span></text:p>
      <text:p text:style-name="P2"><text:span text:style-name="T7"/></text:p>
      <text:p text:style-name="P2"><text:span text:style-name="T7"/></text:p>
      <text:p text:style-name="P2"><text:span text:style-name="T8">(ii) Parameters that would receive smaller or less frequent updates receive larger updates with Adam (the reverse is also true). This speeds learning in cases where the appropriate learning rates vary across parameters. For example, in deep networks, gradients can become small at early layers, and it make sense to increase learning rates for the corresponding parameters. Another benefit to this approach is that, because learning rates are adjusted automatically, manual tuning becomes less important.</text:span></text:p>
      <text:p text:style-name="P2"><text:span text:style-name="T9"/></text:p>
      <text:p text:style-name="P2"><text:span text:style-name="T9"/></text:p>
      <text:p text:style-name="P2"><text:span text:style-name="T10">(b) </text:span></text:p>
      <text:p text:style-name="P2"><text:span text:style-name="T11"/></text:p>
      <text:p text:style-name="P2"><text:span text:style-name="T12">(i) </text:span></text:p>
      <text:p text:style-name="P2"><text:span text:style-name="T12">gamma = 1/p , for scaling output on training.</text:span></text:p>
      <text:p text:style-name="P2"><text:span text:style-name="T13"/></text:p>
      <text:p text:style-name="P2"><text:span text:style-name="T13"/></text:p>
      <text:p text:style-name="P2"><text:span text:style-name="T14">(ii) It doesn't make sense to apply it for the evaluation as the model is already trained on data and maybe overfitted to this training data so applying it at evaluation would not affect anything as the model haven't seen much of different data either the clean evaluation data or the dropout applied.</text:span></text:p>
      <text:p text:style-name="P2"><text:span text:style-name="T15"/></text:p>
      <text:p text:style-name="P2"><text:span text:style-name="T15"/></text:p>
      <text:p text:style-name="P2"><text:span text:style-name="T16">2. Neural Transition-Based Dependency Parsing</text:span></text:p>
      <text:p text:style-name="P2"><text:span text:style-name="T17"/></text:p>
      <text:p text:style-name="P2"><text:span text:style-name="T18">(a)</text:span></text:p>
      <text:p text:style-name="P2"><text:span text:style-name="T19"/></text:p>
      <text:p text:style-name="P2"><text:span text:style-name="T20">Stack</text:span><text:span text:style-name="T21"><text:s/><text:tab/><text:tab/><text:tab/></text:span><text:span text:style-name="T22">Buffer<text:s/></text:span><text:span text:style-name="T23"><text:tab/><text:tab/><text:tab/></text:span><text:span text:style-name="T24">New dependency</text:span><text:span text:style-name="T25"><text:s/><text:tab/><text:tab/></text:span><text:span text:style-name="T26">Transition</text:span></text:p>
      <text:p text:style-name="P2"><text:span text:style-name="T27"/></text:p>
      <text:p text:style-name="P2"><text:span text:style-name="T27"/></text:p>
      <text:p text:style-name="P2"><text:span text:style-name="T28">[ROOT]<text:tab/><text:tab/><text:s text:c="3"/>[I, parsed, this, sentence, correctly]<text:tab/><text:tab/><text:tab/> Initial Configuration</text:span></text:p>
      <text:p text:style-name="P2"><text:span text:style-name="T28">[ROOT, I]<text:tab/><text:s text:c="3"/>[parsed, this, sentence, correctly] <text:tab/><text:tab/><text:tab/><text:tab/></text:span><text:span text:style-name="T29">SHIFT</text:span></text:p>
      <text:p text:style-name="P2"><text:span text:style-name="T30">[ROOT, I, parsed]<text:s text:c="2"/>[this, sentence, correctly] <text:tab/><text:tab/><text:tab/><text:tab/><text:tab/></text:span><text:span text:style-name="T31">SHIFT</text:span></text:p>
      <text:p text:style-name="P2"><text:span text:style-name="T32">[ROOT, parsed]<text:s text:c="4"/>[this, sentence, correctly] <text:tab/><text:tab/>parsed -&gt; I<text:tab/><text:tab/></text:span><text:span text:style-name="T33">LEFT-ARC</text:span></text:p>
      <text:p text:style-name="P2"><text:span text:style-name="T34"/></text:p>
      <text:p text:style-name="P2"><text:span text:style-name="T34"/></text:p>
      <text:p text:style-name="P2"><text:span text:style-name="T35">[ROOT, parsed, this]<text:s text:c="2"/>[ sentence, correctly] <text:tab/><text:tab/><text:tab/><text:tab/><text:tab/>SHIFT</text:span></text:p>
      <text:p text:style-name="P2"><text:span text:style-name="T35">[ROOT, parsed, this, sentence]<text:s text:c="2"/>[ correctly] <text:tab/><text:tab/><text:tab/><text:tab/><text:tab/>SHIFT</text:span></text:p>
      <text:p text:style-name="P2"><text:span text:style-name="T36">[</text:span><text:span text:style-name="T37">ROOT, parsed, sentence</text:span><text:span text:style-name="T38">]<text:s text:c="5"/>[correctly] <text:tab/><text:tab/><text:tab/></text:span><text:span text:style-name="T39">sentence-&gt; this <text:tab/><text:tab/></text:span><text:span text:style-name="T40">LEFT-ARC</text:span></text:p>
      <text:p text:style-name="P2"><text:span text:style-name="T40">[</text:span><text:span text:style-name="T41">ROOT, parsed] <text:tab/><text:tab/><text:s text:c="7"/></text:span><text:span text:style-name="T42">[correctly] <text:tab/><text:tab/><text:tab/>parsed -&gt; sentence<text:tab/>RIGHT-ARC</text:span></text:p>
      <text:p text:style-name="P2"><text:span text:style-name="T42">[</text:span><text:span text:style-name="T43">ROOT, parsed,<text:s/></text:span><text:span text:style-name="T44">correctly] <text:tab/>[ ]<text:tab/><text:tab/><text:tab/><text:tab/><text:tab/><text:tab/>SHIFT</text:span></text:p>
      <text:p text:style-name="P2"><text:span text:style-name="T44">[</text:span><text:span text:style-name="T45">ROOT, parsed] <text:tab/><text:tab/><text:tab/>[ ] <text:tab/><text:tab/><text:tab/>parsed -&gt; correctly<text:tab/>RIGHT-ARC</text:span></text:p>
      <text:p text:style-name="P2"><text:span text:style-name="T45">[ROOT]<text:tab/><text:tab/><text:tab/><text:tab/>[ ]<text:tab/><text:tab/><text:tab/>ROOT -&gt; parsed<text:tab/><text:tab/>RIGHT-ARC</text:span></text:p>
      <text:p text:style-name="P2"><text:span text:style-name="T46"/></text:p>
      <text:p text:style-name="P2"><text:span text:style-name="T46"/></text:p>
      <text:p text:style-name="P2"><text:span text:style-name="T47">Total = 10 Steps for 5 words.</text:span></text:p>
      <text:p text:style-name="P2"><text:span text:style-name="T48"/></text:p>
      <text:p text:style-name="P2"><text:span text:style-name="T48"/></text:p>
      <text:p text:style-name="P2"><text:span text:style-name="T48"/></text:p>
      <text:p text:style-name="P2"><text:span text:style-name="T49">(b) For each word we do A SHIFT + LEFT OR RIGHT ARC , so for n words we need 2n steps.</text:span></text:p>
      <text:p text:style-name="P2"><text:span text:style-name="T50"/></text:p>
      <text:p text:style-name="P2"><text:span text:style-name="T50"/></text:p>
      <text:p text:style-name="P2"><text:span text:style-name="T50"/></text:p>
      <text:p text:style-name="P2"><text:span text:style-name="T50"/></text:p>
      <text:p text:style-name="P2"><text:span text:style-name="T50"/></text:p>
      <text:p text:style-name="P2"><text:span text:style-name="T51">(f)</text:span></text:p>
      <text:p text:style-name="P2"><text:span text:style-name="T52"/></text:p>
      <text:p text:style-name="P2"><text:span text:style-name="T52"/></text:p>
      <text:p text:style-name="P2"><text:span text:style-name="T53">(i)</text:span></text:p>
      <text:p text:style-name="P2"><text:span text:style-name="T54">•</text:span><text:span text:style-name="T55"><text:s/>Error type: Verb Phrase Attachment Error</text:span></text:p>
      <text:p text:style-name="P2"><text:span text:style-name="T56">•</text:span><text:span text:style-name="T57"><text:s/>Incorrect dependency: wedding-&gt; fearing</text:span></text:p>
      <text:p text:style-name="P2"><text:span text:style-name="T58">•</text:span><text:span text:style-name="T59"><text:s/>Correct dependency: heading -&gt; fearing</text:span></text:p>
      <text:p text:style-name="P2"><text:span text:style-name="T60"/></text:p>
      <text:p text:style-name="P2"><text:span text:style-name="T60"/></text:p>
      <text:p text:style-name="P2"><text:span text:style-name="T61">(ii)</text:span></text:p>
      <text:p text:style-name="P2"><text:span text:style-name="T62">•</text:span><text:span text:style-name="T63"><text:s/>Error type: Coordination Attachment Error</text:span></text:p>
      <text:p text:style-name="P2"><text:span text:style-name="T64">•</text:span><text:span text:style-name="T65"><text:s/>Incorrect dependency: makes -&gt; rescue</text:span></text:p>
      <text:p text:style-name="P2"><text:span text:style-name="T66">•</text:span><text:span text:style-name="T67"><text:s/>Correct dependency:<text:s text:c="2"/>rush -&gt; rescue</text:span></text:p>
      <text:p text:style-name="P2"><text:span text:style-name="T68"/></text:p>
      <text:p text:style-name="P2"><text:span text:style-name="T68"/></text:p>
      <text:p text:style-name="P2"><text:span text:style-name="T69">(iii)</text:span></text:p>
      <text:p text:style-name="P2"><text:span text:style-name="T70">•</text:span><text:span text:style-name="T71"><text:s/>Error type: Prepositional Phrase Attachment Error</text:span></text:p>
      <text:p text:style-name="P2"><text:span text:style-name="T72">•</text:span><text:span text:style-name="T73"><text:s/>Incorrect dependency: named -&gt; Midland</text:span></text:p>
      <text:p text:style-name="P2"><text:span text:style-name="T74">•</text:span><text:span text:style-name="T75"><text:s/>Correct dependency: guy -&gt; Midland</text:span></text:p>
      <text:p text:style-name="P2"><text:span text:style-name="T76"/></text:p>
      <text:p text:style-name="P2"><text:span text:style-name="T77">(iv)</text:span></text:p>
      <text:p text:style-name="P2"><text:span text:style-name="T78">•</text:span><text:span text:style-name="T79"><text:s/>Error type: Modifer Attachment Error</text:span></text:p>
      <text:p text:style-name="P2"><text:span text:style-name="T80">•</text:span><text:span text:style-name="T81"><text:s/>Incorrect dependency: elements -&gt; most</text:span></text:p>
      <text:p text:style-name="P2"><text:span text:style-name="T82">•</text:span><text:span text:style-name="T83"><text:s/>Correct dependency:<text:s text:c="2"/>crucial -&gt; most</text:span></text:p>
      <text:p text:style-name="P2"><text:span text:style-name="T84"/></text:p>
      <text:p text:style-name="P2"><text:span text:style-name="T84"/></text:p>
      <text:p text:style-name="P2"><text:span text:style-name="T84"/></text:p>
      <text:p text:style-name="P2"><text:span text:style-name="T84"/></text:p>
      <text:p text:style-name="P2"><text:span text:style-name="T84"/></text:p>
      <text:p text:style-name="P2"><text:span text:style-name="T84"/></text:p>
      <text:p text:style-name="P2"><text:span text:style-name="T84"/></text:p>
      <text:p text:style-name="P2"><text:span text:style-name="T84"/></text:p>
      <text:p text:style-name="P2"><text:span text:style-name="T84"/></text:p>
      <text:p text:style-name="P2"><text:span text:style-name="T84"/></text:p>
      <text:p text:style-name="P2"><text:span text:style-name="T84"/></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